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_3f__3f_">
      <style:paragraph-properties fo:margin-left="0pt" fo:margin-right="0pt" fo:margin-top="0pt" fo:margin-bottom="0pt" loext:contextual-spacing="false" style:line-height-at-least="10.01pt" fo:text-align="start" style:justify-single-word="false" fo:text-indent="0pt" style:auto-text-indent="false" fo:break-before="pag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ＭＳ Ｐゴシック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3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10.5pt" fo:font-style="normal" fo:text-shadow="none" style:text-underline-style="none" fo:font-weight="bold" officeooo:rsid="000f9db4" officeooo:paragraph-rsid="0002bdb3" style:letter-kerning="true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 style:text-emphasize="none"/>
    </style:style>
    <style:style style:name="P4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da175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pt" fo:margin-right="0pt" fo:margin-top="0pt" fo:margin-bottom="0pt" loext:contextual-spacing="false" fo:line-height="11pt" fo:text-align="start" style:justify-single-word="false" fo:text-indent="0pt" style:auto-text-indent="false"/>
      <style:text-properties fo:color="#000000" style:text-outline="false" style:text-line-through-style="none" style:text-line-through-type="none" style:font-name="メイリオ1" fo:font-size="9pt" fo:font-style="normal" fo:text-shadow="none" style:text-underline-style="none" fo:font-weight="normal" officeooo:rsid="010f2016" officeooo:paragraph-rsid="000f6282" style:letter-kerning="true" style:font-name-asian="メイリオ2" style:font-size-asian="9pt" style:language-asian="ja" style:country-asian="JP" style:font-style-asian="normal" style:font-weight-asian="normal" style:font-size-complex="9pt" style:font-style-complex="normal" style:font-weight-complex="normal" style:text-emphasize="none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02bdb3" style:font-name-asian="ＭＳ 明朝1" style:font-size-asian="20pt" style:language-asian="ja" style:country-asian="JP" style:font-size-complex="20pt"/>
    </style:style>
    <style:style style:name="P7" style:family="paragraph" style:parent-style-name="Standard">
      <style:paragraph-properties fo:text-align="end" style:justify-single-word="false"/>
      <style:text-properties officeooo:paragraph-rsid="0002bdb3" style:language-asian="ja" style:country-asian="JP"/>
    </style:style>
    <style:style style:name="P8" style:family="paragraph" style:parent-style-name="Standard">
      <style:text-properties officeooo:paragraph-rsid="0002bdb3" style:language-asian="ja" style:country-asian="JP"/>
    </style:style>
    <style:style style:name="P9" style:family="paragraph" style:parent-style-name="Standard">
      <style:paragraph-properties fo:text-align="center" style:justify-single-word="false"/>
      <style:text-properties style:font-name="ＭＳ 明朝" fo:font-size="20pt" fo:font-weight="bold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ＭＳ 明朝" fo:font-size="20pt" fo:font-weight="bold" officeooo:rsid="017a0df9" officeooo:paragraph-rsid="0002bdb3" style:font-name-asian="ＭＳ 明朝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Standard">
      <style:paragraph-properties fo:line-height="100%" fo:text-align="end" style:justify-single-word="false"/>
      <style:text-properties style:font-name="メイリオ1" fo:font-size="12pt" fo:font-style="normal" fo:font-weight="normal" officeooo:rsid="000f9db4" officeooo:paragraph-rsid="0002bdb3" style:font-name-asian="ＭＳ 明朝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02bdb3" style:font-name-asian="ＭＳ 明朝1" style:font-size-asian="12pt" style:language-asian="ja" style:country-asian="JP" style:font-size-complex="12pt"/>
    </style:style>
    <style:style style:name="P13" style:family="paragraph" style:parent-style-name="Standard" style:master-page-name="Standard">
      <style:paragraph-properties fo:line-height="11pt" fo:text-align="start" style:justify-single-word="false" style:page-number="1" fo:break-before="page"/>
      <style:text-properties style:font-name="メイリオ1" fo:font-size="10.5pt" fo:font-style="normal" fo:font-weight="bold" officeooo:rsid="000f9db4" officeooo:paragraph-rsid="0002bdb3" style:font-name-asian="メイリオ2" style:font-size-asian="10.5pt" style:language-asian="ja" style:country-asian="JP" style:font-style-asian="normal" style:font-weight-asian="bold" style:font-size-complex="10.5pt" style:font-style-complex="normal" style:font-weight-complex="bold"/>
    </style:style>
    <style:style style:name="P14" style:family="paragraph">
      <style:text-properties style:font-name="ＭＳ Ｐゴシック" fo:font-size="10pt" style:font-name-asian="ＭＳ Ｐゴシック" style:font-size-asian="10pt" style:font-size-complex="10pt"/>
    </style:style>
    <style:style style:name="P15" style:family="paragraph">
      <style:paragraph-properties fo:text-align="center"/>
    </style:style>
    <style:style style:name="P16" style:family="paragraph">
      <style:text-properties style:font-name="MS  Pゴシック" fo:font-size="9pt" style:font-name-asian="MS  Pゴシック" style:font-size-asian="9pt" style:font-size-complex="9pt"/>
    </style:style>
    <style:style style:name="P17" style:family="paragraph">
      <style:paragraph-properties fo:text-align="center"/>
      <style:text-properties fo:font-size="9pt" style:font-name-asian="ＭＳ Ｐゴシック" style:font-size-asian="9pt" style:font-size-complex="9pt"/>
    </style:style>
    <style:style style:name="P18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19" style:family="paragraph">
      <style:paragraph-properties fo:text-align="center"/>
      <style:text-properties style:font-name="ＭＳ Ｐゴシック" fo:font-size="9pt" style:font-name-asian="ＭＳ Ｐゴシック" style:font-size-asian="9pt" style:font-size-complex="9pt"/>
    </style:style>
    <style:style style:name="P20" style:family="paragraph">
      <style:paragraph-properties fo:text-align="center"/>
      <style:text-properties style:font-name="ＭＳ Ｐゴシック" fo:font-size="10pt" style:font-name-asian="ＭＳ Ｐゴシック" style:font-size-asian="10pt" style:font-size-complex="10pt"/>
    </style:style>
    <style:style style:name="T1" style:family="text">
      <style:text-properties fo:font-size="9pt" fo:font-weight="normal" officeooo:rsid="010f2016" style:font-size-asian="9pt" style:font-weight-asian="normal" style:font-size-complex="9pt" style:font-weight-complex="normal"/>
    </style:style>
    <style:style style:name="T2" style:family="text">
      <style:text-properties fo:font-size="9pt" fo:font-weight="normal" officeooo:rsid="0002cf3a" style:font-size-asian="9pt" style:font-weight-asian="normal" style:font-size-complex="9pt" style:font-weight-complex="normal"/>
    </style:style>
    <style:style style:name="T3" style:family="text">
      <style:text-properties officeooo:rsid="010f2016"/>
    </style:style>
    <style:style style:name="T4" style:family="text">
      <style:text-properties style:font-name="ＭＳ Ｐゴシック" fo:font-size="10pt" style:font-name-asian="ＭＳ Ｐゴシック" style:font-size-asian="10pt" style:font-size-complex="10pt"/>
    </style:style>
    <style:style style:name="T5" style:family="text">
      <style:text-properties style:font-name="MS  Pゴシック" fo:font-size="9pt" style:font-name-asian="MS  Pゴシック" style:font-size-asian="9pt" style:font-size-complex="9pt"/>
    </style:style>
    <style:style style:name="T6" style:family="text">
      <style:text-properties fo:font-size="9pt" style:font-name-asian="ＭＳ Ｐゴシック" style:font-size-asian="9pt" style:font-size-complex="9pt"/>
    </style:style>
    <style:style style:name="T7" style:family="text">
      <style:text-properties style:font-name="ＭＳ Ｐゴシック" fo:font-size="9pt" style:font-name-asian="ＭＳ Ｐゴシック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412.55pt" style:run-through="foreground"/>
    </style:style>
    <style:style style:name="gr3" style:family="graphic">
      <style:graphic-properties svg:stroke-color="#000000" draw:marker-end="Arrow" draw:marker-end-width="8.5pt" draw:fill="solid" draw:fill-color="#ffffff" draw:textarea-horizontal-align="center" draw:textarea-vertical-align="middle" style:run-through="foreground"/>
    </style:style>
    <style:style style:name="gr4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25.09pt" fo:min-width="25.09pt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35.35pt" fo:min-width="155.65pt" style:run-through="foreground"/>
    </style:style>
    <style:style style:name="gr7" style:family="graphic">
      <style:graphic-properties draw:stroke="none" svg:stroke-color="#000000" draw:fill="none" draw:fill-color="#ffffff" fo:min-height="11.96pt" style:run-through="foreground"/>
    </style:style>
    <style:style style:name="gr8" style:family="graphic">
      <style:graphic-properties svg:stroke-color="#000000" draw:fill="solid" draw:fill-color="#ffffff" draw:textarea-horizontal-align="justify" draw:textarea-vertical-align="middle" draw:auto-grow-height="false" fo:min-height="35.35pt" fo:min-width="169.8pt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9.84pt" fo:min-width="87.25pt" style:run-through="foreground"/>
    </style:style>
    <style:style style:name="gr10" style:family="graphic">
      <style:graphic-properties svg:stroke-color="#000000" draw:fill="solid" draw:fill-color="#ffffff" draw:textarea-horizontal-align="justify" draw:textarea-vertical-align="middle" draw:auto-grow-height="false" fo:min-height="49.55pt" fo:min-width="212.26pt"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35.35pt" fo:min-width="212.26pt" style:run-through="foreground"/>
    </style:style>
    <style:style style:name="gr12" style:family="graphic">
      <style:graphic-properties svg:stroke-color="#000000" draw:fill="solid" draw:fill-color="#ffffff" draw:textarea-horizontal-align="justify" draw:textarea-vertical-align="middle" draw:auto-grow-height="false" fo:min-height="22.76pt" fo:min-width="191.06pt" style:run-through="foreground"/>
    </style:style>
    <style:style style:name="gr13" style:family="graphic">
      <style:graphic-properties draw:stroke="none" svg:stroke-color="#000000" draw:fill="none" draw:fill-color="#ffffff" fo:min-height="23.44pt" style:run-through="foreground"/>
    </style:style>
    <style:style style:name="gr14" style:family="graphic">
      <style:graphic-properties style:run-through="foreground" style:vertical-pos="from-top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651.26pt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37.5pt" fo:min-width="142.7pt" style:run-through="foreground"/>
    </style:style>
    <style:style style:name="gr17" style:family="graphic">
      <style:graphic-properties svg:stroke-color="#000000" draw:fill="solid" draw:fill-color="#ffffff" draw:textarea-horizontal-align="justify" draw:textarea-vertical-align="middle" draw:auto-grow-height="false" fo:min-height="28.29pt" fo:min-width="156.81pt" style:run-through="foreground"/>
    </style:style>
    <style:style style:name="gr18" style:family="graphic">
      <style:graphic-properties svg:stroke-color="#000000" draw:fill="solid" draw:fill-color="#ffffff" draw:textarea-horizontal-align="justify" draw:textarea-vertical-align="middle" draw:auto-grow-height="false" fo:min-height="25.06pt" fo:min-width="25.06pt" style:run-through="foreground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22.76pt" fo:min-width="162.74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9">ボルグシステム</text:p>
      <text:p text:style-name="P10">受発注画面</text:p>
      <text:p text:style-name="P10">関数　フローチャート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1">株式会社デジタルデザインシンク</text:p>
      <text:p text:style-name="P13">１．関数<text:span text:style-name="T3">設計フローチャート</text:span></text:p>
      <text:p text:style-name="P3">　関数<text:span text:style-name="T1">の構造をフローチャートで示します</text:span></text:p>
      <text:p text:style-name="P3"><text:span text:style-name="T1">ファイル名：</text:span><text:span text:style-name="T2">function.js</text:span></text:p>
      <text:p text:style-name="P4"/>
      <text:p text:style-name="P4"/>
      <text:p text:style-name="P5"><draw:g text:anchor-type="as-char" svg:y="-30.39pt" draw:z-index="5" draw:style-name="gr14"><draw:frame draw:style-name="gr15" draw:text-style-name="P14" svg:width="176.49pt" svg:height="651.26pt" svg:x="0pt" svg:y="12.16pt"><draw:text-box><text:p><text:span text:style-name="T4">Fig1</text:span></text:p><text:p><text:span text:style-name="T4">関数名：</text:span><text:span text:style-name="T4">createDialog</text:span></text:p><text:p><text:span text:style-name="T4">概要：ダイアログを作る</text:span></text:p><text:p><text:span text:style-name="T4">引数：</text:span></text:p><text:p><text:span text:style-name="T4">DialogName:</text:span></text:p><text:p><text:span text:style-name="T4"><text:s text:c="2"/></text:span><text:span text:style-name="T4">ダイアログのセレクタ名</text:span></text:p><text:p><text:span text:style-name="T4">OpenButton :</text:span></text:p><text:p><text:span text:style-name="T4"><text:s/></text:span><text:span text:style-name="T4">ダイアログを開くためのボタン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4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ダイアログの設定</text:span></text:p><text:p><text:span text:style-name="T4">・自動で開かない</text:span></text:p><text:p><text:span text:style-name="T4">・ダイアログの幅：</text:span><text:span text:style-name="T4">320</text:span></text:p><text:p><text:span text:style-name="T4">・表示時のエフェクト：</text:span><text:span text:style-name="T4">fade</text:span></text:p><text:p><text:span text:style-name="T4">・非表示時のエフェクト：</text:span><text:span text:style-name="T4">fade</text:span></text:p><text:p><text:span text:style-name="T4">・モーダル化する</text:span></text:p></draw:text-box></draw:frame><draw:line draw:style-name="gr3" draw:text-style-name="P15" svg:x1="303pt" svg:y1="42.89pt" svg:x2="303pt" svg:y2="73.19pt"><text:p/></draw:line><draw:custom-shape draw:style-name="gr16" draw:text-style-name="P19" svg:width="142.72pt" svg:height="37.53pt" svg:x="231.56pt" svg:y="74.55pt"><text:p text:style-name="P15"><text:span text:style-name="T7">第一引数の要素に対して</text:span></text:p><text:p text:style-name="P15"><text:span text:style-name="T7">ダイアログの設定を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7" draw:text-style-name="P20" svg:width="156.81pt" svg:height="28.32pt" svg:x="224.76pt" svg:y="196.95pt"><text:p text:style-name="P15"><text:span text:style-name="T7">第一引数の要素をダイアログとして開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303.76pt" svg:y1="112.14pt" svg:x2="303.76pt" svg:y2="140.43pt"><text:p/></draw:line><draw:line draw:style-name="gr3" draw:text-style-name="P15" svg:x1="303.11pt" svg:y1="169.94pt" svg:x2="303.11pt" svg:y2="197.04pt"><text:p/></draw:line><draw:line draw:style-name="gr4" draw:text-style-name="P15" svg:x1="176.46pt" svg:y1="0pt" svg:x2="176.8pt" svg:y2="673.31pt"><text:p/></draw:line><draw:custom-shape draw:style-name="gr18" draw:text-style-name="P15" svg:width="35.38pt" svg:height="35.38pt" svg:x="282.84pt" svg:y="5.95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17" svg:width="162.71pt" svg:height="28.32pt" svg:x="226.26pt" svg:y="140.34pt"><text:p text:style-name="P15"><text:span text:style-name="T6">第二引数の要素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303.11pt" svg:y1="226.49pt" svg:x2="303.11pt" svg:y2="253.59pt"><text:p/></draw:line><draw:custom-shape draw:style-name="gr17" draw:text-style-name="P20" svg:width="156.81pt" svg:height="28.32pt" svg:x="226.26pt" svg:y="310.14pt"><text:p text:style-name="P15"><text:span text:style-name="T7">ダイアログを閉じ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304.61pt" svg:y1="283.04pt" svg:x2="304.61pt" svg:y2="310.14pt"><text:p/></draw:line><draw:custom-shape draw:style-name="gr19" draw:text-style-name="P17" svg:width="162.71pt" svg:height="28.32pt" svg:x="227.76pt" svg:y="253.56pt"><text:p text:style-name="P15"><text:span text:style-name="T6">ダイアログ内の</text:span><text:span text:style-name="T6">OK</text:span><text:span text:style-name="T6">ボタン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304.61pt" svg:y1="339.65pt" svg:x2="304.61pt" svg:y2="366.75pt"><text:p/></draw:line><draw:custom-shape draw:style-name="gr18" draw:text-style-name="P15" svg:width="35.38pt" svg:height="35.38pt" svg:x="289.9pt" svg:y="366.8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0" draw:style-name="gr1"><draw:frame draw:style-name="gr2" draw:text-style-name="P14" svg:width="194.03pt" svg:height="412.58pt" svg:x="0pt" svg:y="6.24pt"><draw:text-box><text:p><text:span text:style-name="T4">Fig2</text:span></text:p><text:p><text:span text:style-name="T4">関数名：</text:span><text:span text:style-name="T4">setOptionValue</text:span></text:p><text:p><text:span text:style-name="T4">概要：</text:span></text:p><text:p><text:span text:style-name="T4">option</text:span><text:span text:style-name="T4">タグの</text:span><text:span text:style-name="T4">value</text:span><text:span text:style-name="T4">属性に値を入れる</text:span></text:p><text:p><text:span text:style-name="T4">引数：なし</text:span></text:p><text:p><text:span text:style-name="T4">戻り値：なし</text:span></text:p><text:p><text:span text:style-name="T4"/></text:p><text:p><text:span text:style-name="T4"/></text:p><text:p><text:span text:style-name="T4"/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289.93pt" svg:y1="35.4pt" svg:x2="289.93pt" svg:y2="67.46pt"><text:p/></draw:line><draw:line draw:style-name="gr4" draw:text-style-name="P15" svg:x1="189.3pt" svg:y1="0.26pt" svg:x2="189.3pt" svg:y2="714.36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155.68pt" svg:height="35.38pt" svg:x="219.15pt" svg:y="70.1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7" draw:text-style-name="P16" svg:width="84.93pt" svg:height="11.96pt" svg:x="254.55pt" svg:y="84.84pt"><draw:text-box><text:p><text:span text:style-name="T5">option</text:span><text:span text:style-name="T5">タグを走査する</text:span></text:p></draw:text-box></draw:frame><draw:line draw:style-name="gr3" draw:text-style-name="P15" svg:x1="289.93pt" svg:y1="106.1pt" svg:x2="289.93pt" svg:y2="138.16pt"><text:p/></draw:line><draw:custom-shape draw:style-name="gr8" draw:text-style-name="P17" svg:width="169.82pt" svg:height="35.38pt" svg:x="219.15pt" svg:y="141.51pt"><text:p text:style-name="P15"><text:span text:style-name="T6">走査中の</text:span><text:span text:style-name="T6">option</text:span><text:span text:style-name="T6">タグ内の文字列を</text:span></text:p><text:p text:style-name="P15"><text:span text:style-name="T6">変数</text:span><text:span text:style-name="T6">selectValue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5pt" svg:x2="289.93pt" svg:y2="208.91pt"><text:p/></draw:line><draw:custom-shape draw:style-name="gr8" draw:text-style-name="P18" svg:width="169.82pt" svg:height="35.38pt" svg:x="219.15pt" svg:y="212.26pt"><text:p text:style-name="P15"><text:span text:style-name="T5">取得した文字列を</text:span><text:span text:style-name="T5">option</text:span><text:span text:style-name="T5">タグの</text:span></text:p><text:p text:style-name="P15"><text:span text:style-name="T5">value</text:span><text:span text:style-name="T5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247.61pt" svg:x2="289.93pt" svg:y2="279.67pt"><text:p/></draw:line><draw:custom-shape draw:style-name="gr9" draw:text-style-name="P17" svg:width="155.68pt" svg:height="35.38pt" svg:x="219.15pt" svg:y="283.01pt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289.93pt" svg:y1="318.39pt" svg:x2="289.93pt" svg:y2="350.45pt"><text:p/></draw:line><draw:custom-shape draw:style-name="gr5" draw:text-style-name="P15" svg:width="35.43pt" svg:height="35.43pt" svg:x="275.75pt" svg:y="353.7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1" draw:style-name="gr1"><draw:frame draw:style-name="gr2" draw:text-style-name="P14" svg:width="194.03pt" svg:height="412.58pt" svg:x="0pt" svg:y="6.21pt"><draw:text-box><text:p><text:span text:style-name="T4">Fig3</text:span></text:p><text:p><text:span text:style-name="T4">関数名：</text:span><text:span text:style-name="T4">setAddButtonLink</text:span></text:p><text:p><text:span text:style-name="T4">概要：追加ボタンの</text:span><text:span text:style-name="T4">href</text:span><text:span text:style-name="T4">属性をセットする</text:span></text:p><text:p><text:span text:style-name="T4">引数：</text:span></text:p><text:p><text:span text:style-name="T4">selector</text:span><text:span text:style-name="T4"><text:tab/></text:span><text:span text:style-name="T4">: addbutton</text:span><text:span text:style-name="T4">があるセレクター名</text:span></text:p><text:p><text:span text:style-name="T4">link <text:s/></text:span><text:span text:style-name="T4"><text:tab/></text:span><text:span text:style-name="T4"><text:tab/></text:span><text:span text:style-name="T4">: href</text:span><text:span text:style-name="T4">属性の値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var selectValue:</text:span></text:p><text:p><text:span text:style-name="T4">option</text:span><text:span text:style-name="T4">タグの内の文字列を値とする</text:span></text:p><text:p><text:span text:style-name="T4"/></text:p></draw:text-box></draw:frame><draw:line draw:style-name="gr3" draw:text-style-name="P15" svg:x1="289.93pt" svg:y1="35.4pt" svg:x2="289.93pt" svg:y2="67.46pt"><text:p/></draw:line><draw:line draw:style-name="gr4" draw:text-style-name="P15" svg:x1="189.3pt" svg:y1="0.26pt" svg:x2="189.3pt" svg:y2="700.21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17" svg:width="212.26pt" svg:height="49.58pt" svg:x="219.15pt" svg:y="70.7pt"><text:p text:style-name="P15"><text:span text:style-name="T6">第一引数のセレクターに対して</text:span><text:span text:style-name="T6">addButton</text:span><text:span text:style-name="T6">クラスを持つ</text:span></text:p><text:p text:style-name="P15"><text:span text:style-name="T6">親要素に第二引数の値を</text:span><text:span text:style-name="T6">href</text:span><text:span text:style-name="T6">属性に設定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20.25pt" svg:x2="289.93pt" svg:y2="152.31pt"><text:p/></draw:line><draw:custom-shape draw:style-name="gr5" draw:text-style-name="P15" svg:width="35.43pt" svg:height="35.43pt" svg:x="275.75pt" svg:y="155.59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2" draw:style-name="gr1"><draw:frame draw:style-name="gr2" draw:text-style-name="P14" svg:width="194.03pt" svg:height="412.58pt" svg:x="0pt" svg:y="6.21pt"><draw:text-box><text:p><text:span text:style-name="T4">Fig4</text:span></text:p><text:p><text:span text:style-name="T4">関数名：</text:span><text:span text:style-name="T4">funcTab</text:span></text:p><text:p><text:span text:style-name="T4">概要：タブ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3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defaultContent</text:span></text:p><text:p><text:span text:style-name="T4">　</text:span><text:span text:style-name="T4">selected</text:span><text:span text:style-name="T4">クラスを持つ要素の</text:span></text:p><text:p><text:span text:style-name="T4">　</text:span><text:span text:style-name="T4">name</text:span><text:span text:style-name="T4">属性の値</text:span></text:p><text:p><text:span text:style-name="T4"/></text:p><text:p><text:span text:style-name="T4">disPlayContent</text:span></text:p><text:p><text:span text:style-name="T4">　クリックされたタブの</text:span><text:span text:style-name="T4">name</text:span><text:span text:style-name="T4">属性の値</text:span></text:p><text:p><text:span text:style-name="T4">　表示するコンテンツを決めるために使う</text:span></text:p><text:p><text:span text:style-name="T4"/></text:p></draw:text-box></draw:frame><draw:line draw:style-name="gr3" draw:text-style-name="P15" svg:x1="289.93pt" svg:y1="35.46pt" svg:x2="289.93pt" svg:y2="67.52pt"><text:p/></draw:line><draw:line draw:style-name="gr4" draw:text-style-name="P15" svg:x1="189.3pt" svg:y1="0.28pt" svg:x2="189.3pt" svg:y2="714.33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70.7pt"><text:p text:style-name="P15"><text:span text:style-name="T5">デフォルトのコンテンツを表示するために。</text:span></text:p><text:p text:style-name="P15"><text:span text:style-name="T5">selected</text:span><text:span text:style-name="T5">クラスを持つタブの</text:span><text:span text:style-name="T5">name</text:span><text:span text:style-name="T5">属性を取得し</text:span></text:p><text:p text:style-name="P15"><text:span text:style-name="T5">変数</text:span><text:span text:style-name="T5">defaultContent</text:span><text:span text:style-name="T5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06.04pt" svg:x2="289.93pt" svg:y2="138.1pt"><text:p/></draw:line><draw:custom-shape draw:style-name="gr5" draw:text-style-name="P15" svg:width="35.43pt" svg:height="35.43pt" svg:x="268.7pt" svg:y="601.3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141.45pt"><text:p text:style-name="P15"><text:span text:style-name="T5">id</text:span><text:span text:style-name="T5">名が変数</text:span><text:span text:style-name="T5">defaultContent</text:span><text:span text:style-name="T5">の値に対して</text:span></text:p><text:p text:style-name="P15"><text:span text:style-name="T5">display:block</text:span><text:span text:style-name="T5">の</text:span><text:span text:style-name="T5">css</text:span><text:span text:style-name="T5">を追加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pt" svg:x2="289.93pt" svg:y2="208.86pt"><text:p/></draw:line><draw:custom-shape draw:style-name="gr12" draw:text-style-name="P17" svg:width="191.03pt" svg:height="28.32pt" svg:x="219.2pt" svg:y="205.09pt"><text:p text:style-name="P15"><text:span text:style-name="T6">タブがクリックされた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line draw:style-name="gr3" draw:text-style-name="P15" svg:x1="289.93pt" svg:y1="233.46pt" svg:x2="289.93pt" svg:y2="265.52pt"><text:p/></draw:line><draw:custom-shape draw:style-name="gr11" draw:text-style-name="P18" svg:width="212.26pt" svg:height="35.38pt" svg:x="219.15pt" svg:y="265.04pt"><text:p text:style-name="P15"><text:span text:style-name="T5">クリックされた要素のクラス名を取得し、</text:span></text:p><text:p text:style-name="P15"><text:span text:style-name="T5">表示するコンテンツの</text:span><text:span text:style-name="T5">id</text:span><text:span text:style-name="T5">名として使うために</text:span></text:p><text:p text:style-name="P15"><text:span text:style-name="T5">変数</text:span><text:span text:style-name="T5">displayContent</text:span><text:span text:style-name="T5">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300.39pt" svg:x2="289.93pt" svg:y2="332.45pt"><text:p/></draw:line><draw:custom-shape draw:style-name="gr11" draw:text-style-name="P18" svg:width="212.26pt" svg:height="35.38pt" svg:x="219.15pt" svg:y="332.5pt"><text:p text:style-name="P15"><text:span text:style-name="T5">selected</text:span><text:span text:style-name="T5">クラスを全てのタブから取り除く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367.91pt" svg:x2="289.93pt" svg:y2="399.97pt"><text:p/></draw:line><draw:custom-shape draw:style-name="gr11" draw:text-style-name="P18" svg:width="212.26pt" svg:height="35.38pt" svg:x="219.15pt" svg:y="399.49pt"><text:p text:style-name="P15"><text:span text:style-name="T5">クリックされたタブに</text:span><text:span text:style-name="T5">selected</text:span><text:span text:style-name="T5">クラスを付け足す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434.89pt" svg:x2="289.93pt" svg:y2="466.95pt"><text:p/></draw:line><draw:custom-shape draw:style-name="gr11" draw:text-style-name="P18" svg:width="212.26pt" svg:height="35.38pt" svg:x="219.15pt" svg:y="466.89pt"><text:p text:style-name="P15"><text:span text:style-name="T5">タブに対応するコンテンツを全て非表示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502.24pt" svg:x2="289.93pt" svg:y2="534.3pt"><text:p/></draw:line><draw:custom-shape draw:style-name="gr11" draw:text-style-name="P18" svg:width="212.26pt" svg:height="35.38pt" svg:x="219.15pt" svg:y="533.91pt"><text:p text:style-name="P15"><text:span text:style-name="T5">クリックされたタブの</text:span><text:span text:style-name="T5">name</text:span><text:span text:style-name="T5">属性と同じ値を</text:span><text:span text:style-name="T5">id</text:span><text:span text:style-name="T5">名で持つ</text:span></text:p><text:p text:style-name="P15"><text:span text:style-name="T5">コンテンツを画面に表示するように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569.31pt" svg:x2="289.93pt" svg:y2="601.37pt"><text:p/></draw:line></draw:g></text:p>
      <text:p text:style-name="P2"><draw:g text:anchor-type="as-char" draw:z-index="3" draw:style-name="gr1"><draw:frame draw:style-name="gr2" draw:text-style-name="P14" svg:width="194.03pt" svg:height="412.58pt" svg:x="0pt" svg:y="6.01pt"><draw:text-box><text:p><text:span text:style-name="T4">Fig5</text:span></text:p><text:p><text:span text:style-name="T4">関数名：</text:span><text:span text:style-name="T4">setCalendar</text:span></text:p><text:p><text:span text:style-name="T4">概要：カレンダー機能を実装する</text:span></text:p><text:p><text:span text:style-name="T4">引数：な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6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>パラメータ</text:span></text:p><text:p><text:span text:style-name="T4">カレンダー</text:span><text:span text:style-name="T4">(datepicker)</text:span><text:span text:style-name="T4">の設定</text:span></text:p><text:p><text:span text:style-name="T4">・フォーマットを</text:span><text:span text:style-name="T4">15/05/14</text:span><text:span text:style-name="T4">のようにする</text:span></text:p><text:p><text:span text:style-name="T4">・</text:span><text:span text:style-name="T4">year</text:span><text:span text:style-name="T4">を日本語の「年」で表す</text:span></text:p><text:p><text:span text:style-name="T4">・年の後に月を表示するようにする</text:span></text:p><text:p><text:span text:style-name="T4">・</text:span><text:span text:style-name="T4">month</text:span><text:span text:style-name="T4">を</text:span><text:span text:style-name="T4">1</text:span><text:span text:style-name="T4">月、</text:span><text:span text:style-name="T4">2</text:span><text:span text:style-name="T4">月・・・のように</text:span></text:p><text:p><text:span text:style-name="T4">　日本語表記にする</text:span></text:p></draw:text-box></draw:frame><draw:line draw:style-name="gr4" draw:text-style-name="P15" svg:x1="189.3pt" svg:y1="0.09pt" svg:x2="189.3pt" svg:y2="714.33pt"><text:p/></draw:line><draw:line draw:style-name="gr3" draw:text-style-name="P15" svg:x1="289.93pt" svg:y1="35.43pt" svg:x2="289.93pt" svg:y2="67.49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8" svg:width="212.26pt" svg:height="35.38pt" svg:x="219.15pt" svg:y="70.7pt"><text:p text:style-name="P15"><text:span text:style-name="T5">datebo</text:span><text:span text:style-name="T5">クラスに対して</text:span><text:span text:style-name="T5">datepicker</text:span><text:span text:style-name="T5">の</text:span></text:p><text:p text:style-name="P15"><text:span text:style-name="T5">設定をし、カレンダー機能を実装す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06.04pt" svg:x2="289.93pt" svg:y2="138.1pt"><text:p/></draw:line><draw:custom-shape draw:style-name="gr5" draw:text-style-name="P15" svg:width="35.43pt" svg:height="35.43pt" svg:x="275.75pt" svg:y="141.39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2"><draw:g text:anchor-type="as-char" draw:z-index="4" draw:style-name="gr1"><draw:frame draw:style-name="gr2" draw:text-style-name="P14" svg:width="194.03pt" svg:height="412.58pt" svg:x="0pt" svg:y="6.41pt"><draw:text-box><text:p><text:span text:style-name="T4">Fig6</text:span></text:p><text:p><text:span text:style-name="T4">関数名：</text:span><text:span text:style-name="T4">setName</text:span></text:p><text:p><text:span text:style-name="T4">概要：</text:span><text:span text:style-name="T4">databox</text:span><text:span text:style-name="T4">クラスに</text:span><text:span text:style-name="T4">name</text:span><text:span text:style-name="T4">属性を設定する</text:span></text:p><text:p><text:span text:style-name="T4">引数：</text:span></text:p><text:p><text:span text:style-name="T4">targetArray : </text:span></text:p><text:p><text:span text:style-name="T4">　</text:span><text:span text:style-name="T4">name</text:span><text:span text:style-name="T4">属性を設定するための値が</text:span></text:p><text:p><text:span text:style-name="T4">　入っている連想配列</text:span></text:p><text:p><text:span text:style-name="T4">戻り値：なし</text:span></text:p><text:p><text:span text:style-name="T4"/></text:p><text:p><text:span text:style-name="T4">ファイル名：</text:span><text:span text:style-name="T4">function.js</text:span></text:p><text:p><text:span text:style-name="T4">作成日：</text:span><text:span text:style-name="T4">2015.01.15</text:span></text:p><text:p><text:span text:style-name="T4">設計者：</text:span><text:span text:style-name="T4">T.Yamamoto</text:span></text:p><text:p><text:span text:style-name="T4">作成者：</text:span><text:span text:style-name="T4">T.Yamamoto</text:span></text:p><text:p><text:span text:style-name="T4"/></text:p><text:p><text:span text:style-name="T4"/></text:p><text:p><text:span text:style-name="T4">パラメータ</text:span></text:p><text:p><text:span text:style-name="T4">var label</text:span></text:p><text:p><text:span text:style-name="T4"><text:s text:c="2"/></text:span><text:span text:style-name="T4">databox</text:span><text:span text:style-name="T4">クラスの画面に</text:span></text:p><text:p><text:span text:style-name="T4">　表示される文字列の値</text:span></text:p><text:p><text:span text:style-name="T4"/></text:p></draw:text-box></draw:frame><draw:line draw:style-name="gr4" draw:text-style-name="P15" svg:x1="189.3pt" svg:y1="0.48pt" svg:x2="189.3pt" svg:y2="714.27pt"><text:p/></draw:line><draw:line draw:style-name="gr3" draw:text-style-name="P15" svg:x1="289.93pt" svg:y1="35.43pt" svg:x2="289.93pt" svg:y2="67.49pt"><text:p/></draw:line><draw:custom-shape draw:style-name="gr5" draw:text-style-name="P15" svg:width="35.43pt" svg:height="35.43pt" svg:x="268.7pt" svg:y="0pt"><text:p text:style-name="P15">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svg:width="155.68pt" svg:height="35.38pt" svg:x="219.15pt" svg:y="70.19pt"><text:p/>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3" draw:text-style-name="P16" svg:width="106.13pt" svg:height="23.47pt" svg:x="247.49pt" svg:y="84.84pt"><draw:text-box><text:p><text:span text:style-name="T5">databox</text:span><text:span text:style-name="T5">クラスを走査する</text:span></text:p></draw:text-box></draw:frame><draw:line draw:style-name="gr3" draw:text-style-name="P15" svg:x1="289.93pt" svg:y1="106.07pt" svg:x2="289.93pt" svg:y2="138.13pt"><text:p/></draw:line><draw:custom-shape draw:style-name="gr8" draw:text-style-name="P17" svg:width="169.82pt" svg:height="35.38pt" svg:x="219.15pt" svg:y="141.51pt"><text:p text:style-name="P15"><text:span text:style-name="T6">.databox</text:span><text:span text:style-name="T6">の画面に表示される文字列を</text:span></text:p><text:p text:style-name="P15"><text:span text:style-name="T6">取得し、</text:span><text:span text:style-name="T6">label</text:span><text:span text:style-name="T6">に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176.88pt" svg:x2="289.93pt" svg:y2="208.94pt"><text:p/></draw:line><draw:custom-shape draw:style-name="gr8" draw:text-style-name="P18" svg:width="169.82pt" svg:height="35.38pt" svg:x="219.15pt" svg:y="212.26pt"><text:p text:style-name="P15"><text:span text:style-name="T5">取得した文字列を第一引数の連想配列の</text:span></text:p><text:p text:style-name="P15"><text:span text:style-name="T5">key</text:span><text:span text:style-name="T5">として</text:span><text:span text:style-name="T5">name</text:span><text:span text:style-name="T5">属性に値を入れる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5" svg:x1="289.93pt" svg:y1="247.69pt" svg:x2="289.93pt" svg:y2="279.75pt"><text:p/></draw:line><draw:custom-shape draw:style-name="gr9" draw:text-style-name="P17" svg:width="155.68pt" svg:height="35.38pt" svg:x="219.15pt" svg:y="283.01pt"><text:p text:style-name="P15"><text:span text:style-name="T6">ループの終わり</text:span></text:p>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15" svg:x1="289.93pt" svg:y1="318.39pt" svg:x2="289.93pt" svg:y2="350.45pt"><text:p/></draw:line><draw:custom-shape draw:style-name="gr5" draw:text-style-name="P15" svg:width="35.43pt" svg:height="35.43pt" svg:x="275.75pt" svg:y="353.71pt"><text:p text:style-name="P15">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ＭＳ 明朝1" svg:font-family="'ＭＳ 明朝'" style:font-family-generic="roman"/>
    <style:font-face style:name="MS  Pゴシック" svg:font-family="'MS  Pゴシック'" style:font-family-generic="swiss"/>
    <style:font-face style:name="メイリオ2" svg:font-family="メイリオ" style:font-pitch="variable"/>
    <style:font-face style:name="ＭＳ 明朝" svg:font-family="'ＭＳ 明朝'" style:font-pitch="variable"/>
    <style:font-face style:name="Liberation Serif1" svg:font-family="'Liberation Serif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ゴシック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MS  Pゴシック1" svg:font-family="'MS  Pゴシック'" style:font-family-generic="swiss" style:font-pitch="variable"/>
    <style:font-face style:name="ＭＳ Ｐ明朝2" svg:font-family="'ＭＳ Ｐ明朝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3f__3f_" style:display-name="??" style:family="paragraph" style:default-outline-level="">
      <style:paragraph-properties fo:margin-left="0pt" fo:margin-right="0pt" fo:margin-top="0pt" fo:margin-bottom="0pt" loext:contextual-spacing="false" style:line-height-at-least="10.01pt" fo:text-align="start" style:justify-single-word="false" fo:orphans="2" fo:widows="2" fo:text-indent="0pt" style:auto-text-indent="false" style:shadow="none" style:writing-mode="lr-tb"/>
      <style:text-properties fo:color="#000000" style:text-outline="false" style:text-line-through-style="none" style:text-line-through-type="none" style:font-name="メイリオ" fo:font-family="メイリオ" style:font-style-name="レギュラー" style:font-family-generic="modern" style:font-pitch="variable" fo:font-size="9pt" fo:font-style="normal" fo:text-shadow="none" style:text-underline-style="none" fo:font-weight="normal" style:letter-kerning="true" style:font-name-asian="メイリオ" style:font-family-asian="メイリオ" style:font-style-name-asian="レギュラー" style:font-family-generic-asian="modern" style:font-pitch-asian="variable" style:font-size-asian="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0.94pt" style:type="center"/>
          <style:tab-stop style:position="481.89pt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42.4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29pt" fo:margin-left="0pt" fo:margin-right="0pt" fo:margin-top="14.14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04:39.274000000</meta:creation-date>
    <dc:date>2015-07-05T19:13:39.027941000</dc:date>
    <meta:editing-duration>PT1H30M11S</meta:editing-duration>
    <meta:editing-cycles>14</meta:editing-cycles>
    <meta:generator>LibreOffice/4.3.2.2$MacOSX_X86_64 LibreOffice_project/edfb5295ba211bd31ad47d0bad0118690f76407d</meta:generator>
    <meta:document-statistic meta:table-count="0" meta:image-count="0" meta:object-count="0" meta:page-count="8" meta:paragraph-count="15" meta:word-count="76" meta:character-count="88" meta:non-whitespace-character-count="86"/>
  </office:meta>
</office:document-meta>
</file>